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Inter" svg:font-family="In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686d1" officeooo:paragraph-rsid="001686d1" style:font-name-complex="Cantarell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Heading_20_2">
      <style:paragraph-properties fo:text-align="end" style:justify-single-word="false" style:writing-mode="rl-tb"/>
      <style:text-properties officeooo:paragraph-rsid="001ba0c4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P5" style:family="paragraph" style:parent-style-name="Text_20_body">
      <style:paragraph-properties fo:text-align="start" style:justify-single-word="false" style:writing-mode="lr-tb"/>
      <style:text-properties officeooo:paragraph-rsid="001ba0c4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1f5ff5" officeooo:paragraph-rsid="001f5ff5"/>
    </style:style>
    <style:style style:name="P7" style:family="paragraph" style:parent-style-name="Text_20_body">
      <style:paragraph-properties fo:text-align="end" style:justify-single-word="false" style:writing-mode="rl-tb"/>
      <style:text-properties fo:font-weight="bold" officeooo:rsid="002030ee" officeooo:paragraph-rsid="002030ee" style:font-weight-asian="bold" style:font-weight-complex="bold"/>
    </style:style>
    <style:style style:name="P8" style:family="paragraph" style:parent-style-name="Text_20_body">
      <style:paragraph-properties fo:text-align="end" style:justify-single-word="false" style:writing-mode="rl-tb"/>
      <style:text-properties fo:font-weight="normal" officeooo:rsid="0025368c" officeooo:paragraph-rsid="0025368c" style:font-weight-asian="normal" style:font-weight-complex="normal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28b145" officeooo:paragraph-rsid="0028b145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2b561e" officeooo:paragraph-rsid="002b561e"/>
    </style:style>
    <style:style style:name="T1" style:family="text">
      <style:text-properties officeooo:rsid="00175c3a"/>
    </style:style>
    <style:style style:name="T2" style:family="text">
      <style:text-properties style:font-name="Liberation Sans" fo:font-size="18.2000007629395pt" fo:font-weight="bold" officeooo:rsid="00194e92" style:font-name-asian="Source Han Sans CN" style:font-size-asian="18.2000007629395pt" style:font-weight-asian="bold" style:font-size-complex="18.2000007629395pt" style:font-weight-complex="bold"/>
    </style:style>
    <style:style style:name="T3" style:family="text">
      <style:text-properties officeooo:rsid="001ba0c4"/>
    </style:style>
    <style:style style:name="T4" style:family="text">
      <style:text-properties officeooo:rsid="001f5ff5"/>
    </style:style>
    <style:style style:name="T5" style:family="text">
      <style:text-properties officeooo:rsid="001f6d3a"/>
    </style:style>
    <style:style style:name="T6" style:family="text">
      <style:text-properties officeooo:rsid="00239496"/>
    </style:style>
    <style:style style:name="T7" style:family="text">
      <style:text-properties officeooo:rsid="0028b145"/>
    </style:style>
    <style:style style:name="T8" style:family="text">
      <style:text-properties officeooo:rsid="002b561e"/>
    </style:style>
    <style:style style:name="T9" style:family="text">
      <style:text-properties officeooo:rsid="002c5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راهنمای-<text:span text:style-name="T2">پنل</text:span>-<text:span text:style-name="T1">مدیریتی-کاربر</text:span></text:h>
      <text:h text:style-name="P2" text:outline-level="2">Payment<text:span text:style-name="T4">(پرداختی‌ها)</text:span></text:h>
      <text:p text:style-name="P6">تمام اعضای وبسایت پس‌از خرید محصول مورد نظر می‌توانند به این بخش وارد شده و محصول خود را دانلود کنند <text:span text:style-name="T5">محصولات غیر رایگان تنها متعلق به یک نفر خواهند بود و پس از خرید محصول مورد نظر آن محصول بلافاصله از وبسایت غیرقابل دسترس خواهد شد.</text:span></text:p>
      <text:p text:style-name="P7">فایل محصول خریداری شده,<text:span text:style-name="T6">پس از </text:span>زمان مشخصی(در قوانین ذکر شده) ازسایت حذف خواهد شد.</text:p>
      <text:p text:style-name="P8"/>
      <text:h text:style-name="P2" text:outline-level="2">Ticket<text:span text:style-name="T7">(تیکت)</text:span></text:h>
      <text:p text:style-name="P9">کابران به طور پیشفرض قادر به ارسال دو نوع تیکت هستند</text:p>
      <text:p text:style-name="P9">۱. تیکت تنها قابل مشاهده برای تیم پشتیبانی</text:p>
      <text:p text:style-name="P9">۲.قابل مشاهده برای همه</text:p>
      <text:h text:style-name="P3" text:outline-level="2"><text:span text:style-name="T3">Comment</text:span><text:span text:style-name="T8">(نظردهی)</text:span></text:h>
      <text:p text:style-name="P10">کاربران به طور پیش‌فر<text:span text:style-name="T9">ض قادر به ارسال نظر برای مقاله ها و محصولات می‌باشند</text:span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Inter" svg:font-family="In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0:49:01.874427271</dc:date>
    <meta:editing-duration>PT2H16M48S</meta:editing-duration>
    <meta:editing-cycles>21</meta:editing-cycles>
    <meta:document-statistic meta:table-count="0" meta:image-count="0" meta:object-count="0" meta:page-count="1" meta:paragraph-count="10" meta:word-count="101" meta:character-count="565" meta:non-whitespace-character-count="474"/>
  </office:meta>
</office:document-meta>
</file>